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8fe4" officeooo:paragraph-rsid="000e8fe4"/>
    </style:style>
    <style:style style:name="P2" style:family="paragraph" style:parent-style-name="Standard">
      <style:text-properties officeooo:rsid="0010401e" officeooo:paragraph-rsid="0010401e"/>
    </style:style>
    <style:style style:name="P3" style:family="paragraph" style:parent-style-name="Standard">
      <style:text-properties officeooo:rsid="0010ae21" officeooo:paragraph-rsid="0010ae21"/>
    </style:style>
    <style:style style:name="P4" style:family="paragraph" style:parent-style-name="Standard">
      <style:text-properties officeooo:rsid="0012a5a6" officeooo:paragraph-rsid="0012a5a6"/>
    </style:style>
    <style:style style:name="P5" style:family="paragraph" style:parent-style-name="Standard">
      <style:text-properties officeooo:rsid="0012a5a6" officeooo:paragraph-rsid="0012a5a6"/>
    </style:style>
    <style:style style:name="P6" style:family="paragraph" style:parent-style-name="Standard">
      <style:text-properties officeooo:rsid="00148a12" officeooo:paragraph-rsid="00148a12"/>
    </style:style>
    <style:style style:name="T1" style:family="text">
      <style:text-properties officeooo:rsid="00148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C++</text:p>
      <text:p text:style-name="P1">moins de bibliothèques, il y en a des standards. </text:p>
      <text:p text:style-name="P1"># : parler au préprocesseur</text:p>
      <text:p text:style-name="P1">il faut préciser les types, </text:p>
      <text:p text:style-name="P1"/>
      <text:p text:style-name="P2">compiler : g++ nomdufichier -o nom du fichier de sortie</text:p>
      <text:p text:style-name="P2">./test → va avoir pour effet d’executer le fichier, ici le fichier test</text:p>
      <text:p text:style-name="P2"/>
      <text:p text:style-name="P2">pour atteindre ce qui est dans une bibliothèque : on fait std:: et cela peu importe de où ça vient </text:p>
      <text:p text:style-name="P3">foction pour print : &lt; &lt; </text:p>
      <text:p text:style-name="P3">chaines de caractère en c++ : “ ” </text:p>
      <text:p text:style-name="P3">‘ ‘ : c’est des entiers.</text:p>
      <text:p text:style-name="P3">Fin d’une chaine de caractère : ‘\n’</text:p>
      <text:p text:style-name="P4">il écrase si on remet le même non-respect</text:p>
      <text:p text:style-name="P4"/>
      <text:p text:style-name="P4">chaine de caractères : finit toujours pas un ‘\0’, ‘abc’ est donc composé de 4 caractères. <text:span text:style-name="T1">C’est un tableau de char, toujours qqchose comme ça. </text:span></text:p>
      <text:p text:style-name="P4"/>
      <text:p text:style-name="P4">Main (int argc, char* argv[])</text:p>
      <text:p text:style-name="P4">(le premier est une chaine de caractère, char* est l’adresse de la première valeur et argv[] est donc la chaine de caractère).</text:p>
      <text:p text:style-name="P4"/>
      <text:p text:style-name="P6">Déclaration et définition :</text:p>
      <text:p text:style-name="P6">int N ;</text:p>
      <text:p text:style-name="P6">int main(){</text:p>
      <text:p text:style-name="P6">int i=12 ;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38:00.219068307</meta:creation-date>
    <dc:date>2025-11-04T19:08:15.264421766</dc:date>
    <meta:editing-duration>PT7H45M11S</meta:editing-duration>
    <meta:editing-cycles>5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19" meta:word-count="163" meta:character-count="852" meta:non-whitespace-character-count="702"/>
  </office:meta>
</office:document-meta>
</file>